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rby Race</text:p>
      <text:p text:style-name="Standard">At the annual Derby race, all of the local horses are gearing up for the race. There are K (1 &lt;= K &lt;= 1,000) participants. The race is a single track that’s N (1 &lt;= N &lt;= 100,000) meters. </text:p>
      <text:p text:style-name="Standard"/>
      <text:p text:style-name="Standard">Horse x has a running speed of S_x (1 &lt;= S_x &lt;= 100) meters per minute and a max continuous running time of T_x (1 &lt;= T_x &lt;= 100) minutes. Horse x will also need to rest for at least R_x (1 &lt;= R_x &lt;= 100) minutes. The horse can run at a rate of S_x meters per minute, but only for T_x minutes at a time before s/he needs to stop and rest. S/he must rest for R_x minutes before resuming the race.</text:p>
      <text:p text:style-name="Standard"/>
      <text:p text:style-name="Standard">Calculate the time it takes (in minutes; round up the nearest full minute) for each horse to finish the race. </text:p>
      <text:p text:style-name="Standard"/>
      <text:p text:style-name="Standard">INPUT FORMAT</text:p>
      <text:p text:style-name="Standard"/>
      <text:p text:style-name="Standard">Line 1: Two space-separated integers: N and K</text:p>
      <text:p text:style-name="Standard">Lines 2..K+1: Line x+1 contains three space-separated integers: S_x, T_x, and R_x</text:p>
      <text:p text:style-name="Standard"/>
      <text:p text:style-name="Standard">OUTPUT FORMAT</text:p>
      <text:p text:style-name="Standard"/>
      <text:p text:style-name="Standard">Lines 1..K: Line i should indicate how many minutes (rounded up to the nearest full minute) are required for horse x to run the race.</text:p>
      <text:p text:style-name="Standard"/>
      <text:p text:style-name="Standard">SAMPLE INPUT</text:p>
      <text:p text:style-name="Standard"/>
      <text:p text:style-name="Standard">20 3</text:p>
      <text:p text:style-name="Standard">3 5 2</text:p>
      <text:p text:style-name="Standard">6 2 3</text:p>
      <text:p text:style-name="Standard">2 2 2 </text:p>
      <text:p text:style-name="Standard">The race has 20 meters; 3 horses are racing. The first horse runs at a rate of 3 meters per minute, can run for at most 5 minutes at a time, and must rest for 2 minutes after running. The second runs at a rate of 6 meters per minute, can run for at most 2 minutes at a time, and must rest 3 minutes after running. The last runs at a rate of 2 meters per minute, can run for at most 2 minutes at a time, and must rest for 2 minutes after running. </text:p>
      <text:p text:style-name="Standard"/>
      <text:p text:style-name="Standard">SAMPLE OUTPUT</text:p>
      <text:p text:style-name="Standard"/>
      <text:p text:style-name="Standard">9</text:p>
      <text:p text:style-name="Standard">7</text:p>
      <text:p text:style-name="Standard">18</text:p>
      <text:p text:style-name="Standard">The first horse can run 15 meters in 5 minutes, rest for 2 minute, and run the last 5 meters in 2 minutes. The second horse runs 12 meters in 2 minutes, rests for 3 minutes, and finishes in the next 2 minutes. The last horse runs 4 meters in 2 minutes, rests for 2 minutes, runs 4 meters in 2 minutes, rests for 2 minutes, runs 4 meters in 2 minutes, rests 2 minutes, runs 4 meters in 2 minutes, rests for 2 minutes, and finishes in the last 2 minu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09:04:06.931000000</meta:creation-date>
    <dc:date>2022-03-29T09:05:02.175000000</dc:date>
    <meta:editing-duration>PT55S</meta:editing-duration>
    <meta:editing-cycles>1</meta:editing-cycles>
    <meta:document-statistic meta:table-count="0" meta:image-count="0" meta:object-count="0" meta:page-count="1" meta:paragraph-count="20" meta:word-count="400" meta:character-count="1934" meta:non-whitespace-character-count="1549"/>
    <meta:generator>LibreOffice/5.4.6.2$Windows_X86_64 LibreOffice_project/4014ce260a04f1026ba855d3b8d91541c224eab8</meta:generator>
  </office:meta>
</office:document-meta>
</file>